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1e9f" officeooo:paragraph-rsid="00171e9f"/>
    </style:style>
    <style:style style:name="P2" style:family="paragraph" style:parent-style-name="Standard">
      <style:text-properties officeooo:rsid="00171e9f" officeooo:paragraph-rsid="00171e9f"/>
    </style:style>
    <style:style style:name="P3" style:family="paragraph" style:parent-style-name="Standard">
      <style:text-properties officeooo:paragraph-rsid="00231aab"/>
    </style:style>
    <style:style style:name="T1" style:family="text">
      <style:text-properties officeooo:rsid="00171e9f"/>
    </style:style>
    <style:style style:name="T2" style:family="text">
      <style:text-properties officeooo:rsid="0019fd6a"/>
    </style:style>
    <style:style style:name="T3" style:family="text">
      <style:text-properties officeooo:rsid="001f72b2"/>
    </style:style>
    <style:style style:name="T4" style:family="text">
      <style:text-properties officeooo:rsid="00211e03"/>
    </style:style>
    <style:style style:name="T5" style:family="text">
      <style:text-properties officeooo:rsid="00228aad"/>
    </style:style>
    <style:style style:name="T6" style:family="text">
      <style:text-properties officeooo:rsid="00231aa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ienvenidos todos, este es mi primer publicación.</text:p>
      <text:p text:style-name="Standard"/>
      <text:p text:style-name="Standard"><text:span text:style-name="T1">Hola a todos y bienvenidos a mi </text:span><text:span text:style-name="T3">web </text:span><text:span text:style-name="T1">oficial,</text:span> <text:span text:style-name="T1">deseo brindarles</text:span> la bienvenida <text:span text:style-name="T1">a mis</text:span> seguidores <text:span text:style-name="T1">a mi web oficial. En un principio este sitio es pensado en transmitirles mis ideas acerca de como fue el avance a través de mis trabajos realizados. Aunque el diseño es bastante modesto pienso que el contenido de los mismos sera de mejor agrado para ustedes que el sitio en si mismo. </text:span></text:p>
      <text:p text:style-name="P1">La realidad es que hace bastante que tenia pendiente este asunto del sitio web, el asunto es que no siempre es visualmente apreciable lo que se puede realizar, la verdad los otros sitios anteriores eran algo complicados, este sitio por cierto me permitirá dar los detalles de cada uno de mis trabajos a lo largo del tiempo.</text:p>
      <text:p text:style-name="P1"/>
      <text:p text:style-name="P1">Entre algunas cosas que me gustaría contarles es que me gusta componer, también me <text:span text:style-name="T4">gusta</text:span> el <text:span text:style-name="T3">f</text:span>itness, casi siempre paso en el gimnasio y lo que hago habitualmente es [… “<text:span text:style-name="T4">Son rutinas de” </text:span>].</text:p>
      <text:p text:style-name="P1"><text:span text:style-name="T5">Quiero incluir para</text:span> comentarles que no eh preparado nada antes debido a que tuve un accidente hace […] y actualmente mi novia esta esperando un bebe […] <text:span text:style-name="T5">y estoy super es</text:span>.</text:p>
      <text:p text:style-name="P1"/>
      <text:p text:style-name="P3"><text:span text:style-name="T6">Siempre me ha gustado la musica, es algo que lo eh tomado como un hobbie, suelo realizar algo de instrumentales, me gusta combinar y crear musica a partir de diferentes instrumentos.</text:span></text:p>
      <text:p text:style-name="P3"/>
      <text:p text:style-name="P1">Como verán eh realizado algunas obras de <text:span text:style-name="T2">las cuales quisiera contarles algunas experiencias de las cuales eh vivido a lo largo de cada una de las pautas, estas que son para mi consideración un trazado de todos algunos esfuerzos realizados.</text:span></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23:06:12.229721244</meta:creation-date>
    <dc:date>2023-02-09T17:56:10.782750261</dc:date>
    <meta:editing-duration>PT1H32M35S</meta:editing-duration>
    <meta:editing-cycles>2</meta:editing-cycles>
    <meta:generator>LibreOffice/7.0.4.2$Linux_X86_64 LibreOffice_project/00$Build-2</meta:generator>
    <meta:document-statistic meta:table-count="0" meta:image-count="0" meta:object-count="0" meta:page-count="1" meta:paragraph-count="7" meta:word-count="268" meta:character-count="1527" meta:non-whitespace-character-count="1265"/>
  </office:meta>
</office:document-meta>
</file>